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ubik" svg:font-family="rubik"/>
    <style:font-face style:name="var rubik" svg:font-family="'var rubik'"/>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 raconte qu'un environnement léger et esthétique est l'un des meilleurs remèdes pour une convalescence. J'imagine que personne n'a cru bon de me transmettre le mémo. Dans la liste des lieux les plus plaisants, je doute de voir figurer les rives de Selkryssingr. Un sourire amer éclaire timidement mon visage alors que cette pensée traverse mon esprit. Non, définitivement. L'endroit transpire encore la guerre et les atrocités qui s'y sont déroulées. Et les souvenirs de cette bataille surgissent alors que j'observe les vestiges des affrontements. Pourquoi diable ai-je décidé de venir ici alors, me demanderez-vous&amp;nbsp;? Eh bien, pour être tout à fait honnête, je n'en ai pas la moindre idée.</text:p>
      <text:p text:style-name="Standard"/>
      <text:p text:style-name="Standard">Peut-être pour raviver la flamme de mes prouesses de l'époque&amp;nbsp;? Ou peut-être pour me flageller un peu plus. Ici, nous avons perdu. Tout comme j'ai perdu face à l'Orque. Ces deux cruels rappels font monter en moi un sentiment d'amertume. Peut-être que finalement, ce n'est que ça ; je suis simplement accro à la Colère. Drôle de forme de masochisme, vous ne trouvez pas&amp;nbsp;? Les docteurs ont eu beau s'époumoner à insister sur le fait que m'énerver ne ferait que ralentir mon rétablissement, mais que voulez-vous, on ne se refait pas.</text:p>
      <text:p text:style-name="Standard"/>
      <text:p text:style-name="Standard">Je délaisse un instant cette vision apocalyptique pour me tourner vers mon escorte, à une dizaine de mètres derrière moi. Si vous voulez mon avis, c'est à peu près tout l'espace auquel j'aurai droit pendant un bon moment après la débâcle de la dernière fois. Et en parlant de ça, voilà que mon épaule me lance, peu adepte de mouvements trop amples. Je masse le haut de mon bras en écharpe avec une grimace de douleur. Cet enfoiré ne m'a pas loupée. J'ai vraiment une sale tête, et ce malgré les miracles des chamans qui se sont occupés de moi. Outre l'attelle à mon bras, un bandage entoure également ma cage thoracique -dissimulé sous ma tunique- et mon visage est salement tuméfié, courtoisie d'avoir fait la rencontre fortuite d'un pommeau d'épée puis d'une main gantée, entre autres.</text:p>
      <text:p text:style-name="Standard"/>
      <text:p text:style-name="Standard">Je me rapproche alors d'une statue un peu à l'écart, érigée en l'honneur des soldats tombés durant la bataille. Le mémorial marque d'une pierre blanche ce funeste moment où la glorieuse armée de Vollheim a été défaite. Mes pensées s'évadent vers la situation politique et économique du royaume. Nous ne sommes certainement pas à notre période la plus faste. Instinctivement, les mots de l'Orque me reviennent en mémoire. Sommes-nous vraiment fragiles au point d'être en proie à des querelles internes ? Si tel est le cas, nous pourrions faire face à une époque encore plus sombre... Perdue dans mes songes, je ne remarque même pas que je suis pas la seule à m'intéresser à la stèle...</text:p>
      <text:p text:style-name="Standard">Absorbée que je suis par la statue, il me faut un moment pour réaliser que j'ai de la compagnie. Ce n'est que lorsque celle-ci m'adresse la parole que je lève mon regard distrait dans sa direction. Oh. Un visage -aussi superficiellement que ce soit- familier. Du fond de ma mémoire, je parviens à mettre un souvenir sur ce visage. Une soldate de l'armée de Vollheim. Nous avons combattu ensemble lors de la bataille qui se tint sur ces rives même. Au prix d'un effort supplémentaire, j'arrive même à me rappeler pourquoi son visage m'est si familier.</text:p>
      <text:p text:style-name="Standard"/>
      <text:p text:style-name="Standard">Et la scène qui me revient en tête est pour le moins tragique.</text:p>
      <text:p text:style-name="Standard"/>
      <text:p text:style-name="Standard">La foudre de guerre, comme elle se fait appeler. Je ne crois pas l'avoir revue depuis la débâcle de Selkryssingr. Mais le souvenir du monticule de cadavres est indélébile. Si tous les Vollhyr avons souffert de la défaite, elle fait probablement partie de ceux qui ont le plus morflé. Mais pas physiquement. Et ce n'est pourtant pas dans mes habitudes de faire preuve de compassion. Mon regard gris se fixe dans le sien, grave, alors qu'elle m'aborde et mentionne mon état de forme. Machinalement, ma main droite se porte à l’œdème visible vers mon arcade. Je peux aisément imaginer que je fais peine à voir. Je m'incline respectueusement.</text:p>
      <text:p text:style-name="Standard"/>
      <text:p text:style-name="Standard">&lt;d1&gt;-Mademoiselle Feliisythar. Désolée si je me suis imposée. Veuillez m'excuser pour mon apparence déplorable.&lt;/d1&gt;</text:p>
      <text:p text:style-name="Standard"><text:soft-page-break/></text:p>
      <text:p text:style-name="Standard">Vous en témoignerez sûrement, voir quelqu'un plus en Colère que moi est une chose suffisamment rare pour être soulignée. Si ma mésaventure avec l'armure de l'Orque et l'humiliation qui en a résulté me met hors de moi, j'ai l'impression que la simple idée que quelqu'un ait porté atteinte à mon intégrité est proche de la pousser à bout. Comme si ma Colère s'était transférée en elle, je me sens étonnamment en paix. Sa seconde question me prend de court. Je sens sa voix trembler alors qu'elle la pose. Je réponds par un vague sourire.</text:p>
      <text:p text:style-name="Standard"/>
      <text:p text:style-name="Standard">&lt;d1&gt;-Une chimère. Un être dont l'existence même n'était pas certaine jusqu'à présent.&lt;/d1&gt;</text:p>
      <text:p text:style-name="Standard"/>
      <text:p text:style-name="Standard">Malgré mes réserves -que je dois majoritairement aux paroles séditieuses de Logan-, j'ai très envie de faire confiance à ma congénère. Son émotion n'était pas feinte. Mais je reste prudente et n'en révèle pas plus. Je ne peux plus me permettre le moindre écart. Mes iris grisâtres se tournent à nouveau vers la statue alors que je reprends la parole.</text:p>
      <text:p text:style-name="Standard"/>
      <text:p text:style-name="Standard">&lt;d1&gt;-Vous êtes venue honorer la mémoire de vos frères? Dites-moi, Foudre de guerre, en toute sincérité, que pensez-vous de moi ? Et des élus en général ?&lt;/d1&gt;</text:p>
      <text:p text:style-name="Standard"/>
      <text:p text:style-name="Standard">Je ne sais pas si l'approche frontale est la meilleure stratégie, mais j'ai étrangement envie de connaître sa réponse. </text:p>
      <text:p text:style-name="Standard">Il faut bien avouer qu'elle sait trouver les mots. Assez ironiquement d'ailleurs, puisque je suis assez certaine que les paroles s'échappent de ses lèvres au même rythme qu'elles traversent son esprit. Cela n'a rien à voir avec la langue de bois qu'offrent la cour des écailles ou la diplomatie internationale. Une telle spontanéité est rafraîchissante. Et pour être honnête, Lilienthal ne serait pas loin d'ôter tous les doutes qui saisissent mon corps simplement avec ces mots d'un franchise rassurante.</text:p>
      <text:p text:style-name="Standard"/>
      <text:p text:style-name="Standard">Nous avons de la chance d'avoir des sujets aussi dévoués.</text:p>
      <text:p text:style-name="Standard"/>
      <text:p text:style-name="Standard">&lt;d1&gt;-Si seulement tout le monde pouvait avoir votre fidélité... Non, à ma connaissance rien n'a été fait qui pourrait provoquer ma Colère.&lt;/d1&gt;</text:p>
      <text:p text:style-name="Standard"/>
      <text:p text:style-name="Standard">Je réalise à présent à quel point je dois paraître paranoïaque aux yeux de la soldate. Si la moitié du royaume pense comme elle, mes inquiétudes n'ont que peu lieu d'être. Peut-être me suis-je simplement trop laissée endormir par ce terroriste. Bien sûr, cela n'exclut pas la possibilité de manigances au sein des hautes sphères de Vollheim, mais le peuple prévaudra. Et si le peuple a foi en moi et en ce que je représente, alors nous triompherons. Revigorée par ses propos rassurants, je lui accorde l'un de mes rares sourires.</text:p>
      <text:p text:style-name="Standard"/>
      <text:p text:style-name="Standard">&lt;d1&gt;-Vous avez raison. Je [i]suis[/i] exceptionnelle. Et je n'ai pas l'intention d'arrêter d'avancer. Votre foi et votre Colère vous honorent. Et ne sous-estimez pas la valeur de votre soutien, je pourrais en avoir besoin plus tôt qu'il n'y paraît.&lt;/d1&gt; </text:p>
      <text:p text:style-name="Standard"/>
      <text:p text:style-name="Standard">Je tire une bouteille de vin aux épices de ma cape et entreprends de l'ouvrir, tâche rendue complexe par mon impéritie passagère. Après quelques secondes à me dépêtrer, la bouteille finit par céder à mes efforts et je m'offre en récompense une longue gorgée avant de la passer à ma compagne d'un jour. Au diable les formalités à l'occasion de cette rencontre plus qu'informelle. Ses dernières paroles m'arrachent un haussement de sourcil surpris.</text:p>
      <text:p text:style-name="Standard"/>
      <text:p text:style-name="Standard">&lt;d1&gt;-Arvandor devra payer pour ses crimes.&lt;/d1&gt; Mon visage se durcit. &lt;d1&gt;Nous ferons goûter à ces chiens l'acier Vollhym. Je crois comme vous que le salut de Vollheim passe par le sang. Si nous avons été en convalescence pendant plus d'une décennie, il est temps de nous relever. Notre <text:soft-page-break/>politique attentiste, cette fameuse « patience », nous a affaiblis.&lt;/d1&gt; Je sers le poing en jetant un regard à mon bras en écharpe, comme s'il était un symbole de cet affaiblissement. &lt;d1&gt;Le futur... Nous verrons ce que le futur nous réserve. Mais une chose est sûre, nous aurons toujours besoin de soldats aussi dévoués que vous. N'allez pas vous sacrifier pour une utopie. L'histoire nous l'a prouvé à maintes reprises, les temps de paix n'existent pas. J'imagine que vous n'êtes pas sans savoir que la situation politique internationale est plus que tendue. Cette soi-disant « paix » est trompeuse. Vollheim se relèvera peut-être, mais à l'heure actuelle notre royaume se trouve dans une situation particulièrement précaire. Tout comme nous autres élus.&lt;/d1&gt;</text:p>
      <text:p text:style-name="Standard"/>
      <text:p text:style-name="Standard">Je rejette ma tête en arrière dans un soupir, comme si je regrettais d'avance les mots qui s'apprêtaient à franchir mes lèvres.</text:p>
      <text:p text:style-name="Standard"/>
      <text:p text:style-name="Standard">&lt;d1&gt;-Dites-moi, Feliisythar, avez-vous déjà entendu parler des chevaliers saints ?&lt;/d1&gt;</text:p>
      <text:p>Je ne sais pas exactement pourquoi, mais j'ai l'impression que mes pensées et mes émotions font écho en Lilienthal. Quelque part, nous nous comprenons. Est-ce son allégeance à Vollheim, à la Colère ? Est-ce notre histoire commune sur ces mêmes rives que nous arpentons en cet exact moment ? Je ne saurais le dire. Mais si je suis venue en cet endroit en quête d'alliés, je crois que j'ai mis la main sur l'un des plus précieux. J'avale derechef une gorgée de vin, mes gestes se faisant plus rapides, plus secs alors que je suis moi-même plus imbibée.</text:p>
      <text:p text:style-name="Standard"/>
      <text:p text:style-name="Standard">Nos sujets de conversation m'emballent.</text:p>
      <text:p text:style-name="Standard"/>
      <text:p text:style-name="Standard">&lt;d1&gt;-Surtout lorsque, comme nous, vous avez prêté allégeance à Vollheim. Nous existons à travers la guerre. Celle que les trahisons successives des autres royaumes nous ont amenée.&lt;/d1&gt;</text:p>
      <text:p text:style-name="Standard"/>
      <text:p text:style-name="Standard">Mais ceci n'est que bagatelle. La guerre existera toujours, et nous deux ne devons notre raison d'être qu'à celle-ci. Soldate, diplomate, élue, quelle différence ? Non, la véritable menace n'est pas un conflit international. Ce sont les chevaliers saints, comme j'ai eu la malchance de le constater moi-même. Leur institution est un danger direct, et l'éventualité que les propos de l'Orque recèlent une part de vérité en est un autre. Au souvenir de l'homme qui m'a humiliée, mon visage se tord d'une grimace de haine alors que la douleur dans mon épaule me lance à nouveau. Je me ressers une gorgée avant de tendre à nouveau la bouteille à la Foudre de guerre, mon regard assombri présentant de plus en plus de signes de l'ire qui sommeille en moi.</text:p>
      <text:p text:style-name="Standard"/>
      <text:p text:style-name="Standard">&lt;d1&gt;-J'imagine qu'ils se voient ainsi, oui. En vérité, ce ne sont que des hérétiques.&lt;/d1&gt; Je prends une longue inspiration. &lt;d1&gt;Le mythe des chevaliers saints remonte à l'âge du renouveau. Ces âmes perdues, ces illuminés, se sont donné pour mission de... D'éliminer tous les élus.&lt;/d1&gt;</text:p>
      <text:p text:style-name="Standard"/>
      <text:p text:style-name="Standard">Je laisse quelques secondes s'écouler, le temps pour Lilienthal d'accuser le coup. Cette légende n'est que peu connue, surtout pour ceux qui se tiennent loin des préoccupations des élus. Jusqu'à il y a peu, leur existence n'était même pas prouvée. Mais je peux à présent en témoigner. Une flamme s'allume au fond de mon regard alors que la Colère du souvenir de ma rencontre avec l'un d'entre eux refait surface.</text:p>
      <text:p text:style-name="Standard"/>
      <text:p text:style-name="Standard">&lt;d1&gt;-Ils ne répondent de rien. Ils n'ont aucune allégeance. J'ai rencontré l'un de ces dégénérés. Cela aurait pu très mal tourner, je ne m'en suis sortie que grâce à la bénédiction de Naelim. Ils ont réussi à développer dans l'ombre une puissance difficilement imaginable. Des éléments me laissent penser que leur poison est déjà répandu bien plus profondément que nous ne pouvons l'imaginer.&lt;/d1&gt; Je pousse un nouveau soupir. &lt;d1&gt;Alors, Foudre de guerre, puis-je [i]vraiment[/i] faire appel à vous ?&lt;/d1&gt;</text:p>
      <text:p>Si la fidélité et le zèle de Lilienthal sont remarquables, ses réticences et contestations commencent doucement à m'irriter. Elle ne mourra pas pour ma vengeance ? Fort bien, c'est précisément ce que je lui ai demandé. De ne pas prendre de risques inutiles. Démanteler une organisation à deux ? Il n'en a jamais été question, mais seulement d'enquêter à leur sujet.</text:p>
      <text:p text:style-name="Standard"/>
      <text:p text:style-name="Standard">Je comprends ses inquiétudes, surtout avec le peu d'informations dont elle dispose. Il serait mentir de dire que j'ai un plan bien huilé pour mener cette guerre secrète. J'ai encore du mal à me remettre de ma rencontre avec l'Orque, et je ne dispose pratiquement pas de plus d'informations qu'elle. Je suis presque autant dans le flou. Mais qu'elle pense que je sois en train de lancer une vendetta suicide dans le seul but de soigner mon ego blessé, cela me met hors de moi. Je suis parfaitement consciente de ce que je lui demande. Nous sommes dans le même camp ici.</text:p>
      <text:p text:style-name="Standard"/>
      <text:p text:style-name="Standard">A ceci près que ma vie est directement menacée dans cette histoire.</text:p>
      <text:p text:style-name="Standard"/>
      <text:p text:style-name="Standard">Ma langue claque sous l'irritation. Je jette un coup d’œil peu amène aux mains posées sur mes épaules. Si elle a gagné ma confiance et mon respect, il faudrait voir à ne pas oublier nos places respectives. Elle semble sous-estimer ma Colère, je peux tout à fait lui donner tort. Mes sourcils se froncent. </text:p>
      <text:p text:style-name="Standard"/>
      <text:p text:style-name="Standard">&lt;d1&gt;-Surveillez vos paroles, soldate. Je ne vous ai jamais demandé de mourir pour ma vengeance. J'ai même explicitement demandé l'inverse. Je ne vous ai pas demandé de juger de mes décisions. Si je ne souhaite pas mettre l'intégralité du royaume au courant, c'est que j'ai mes raisons. Et que vous doutiez à ce point de moi me fait reconsidérer mes paroles.&lt;/d1&gt;</text:p>
      <text:p text:style-name="Standard"/>
      <text:p text:style-name="Standard">Alors que je m'exprime, je sens la rancœur monter en moi. Est-ce que je suis en train de déverser ma frustration sur elle ? Peut-être. Tant pis. C'est mon rôle. Je ne peux pas me laisser remettre en question aussi facilement, quelle que soit l'estime que je porte pour la personne en face. Je n'ai pas haussé le ton, mais il est désormais suffisamment sec et autoritaire pour que le message soit, je l'espère, clair.</text:p>
      <text:p text:style-name="Standard"/>
      <text:p text:style-name="Standard">&lt;d1&gt;-Vous avez raison. Je fais effectivement partie de plusieurs communautés. Ce qui multiplie également mes ennemis. J'ose espérer ne jamais avoir à vous demander de vous battre aux côtés d'Arvandor. Je m'entretiendrai à propos de ce sujet avec les autres élus. Pour le reste, est-ce que je peux compter sur vous ?&lt;/d1&gt;</text:p>
      <text:p text:style-name="Standard"/>
      <text:p text:style-name="Standard">La question restait courtoise, mais le regard que je pose sur elle ne souffre d'aucune mauvaise interprétation. Je ne serai pas aussi clémente au prochain faux pas.</text:p>
      <text:p>Pas mon laquais ? Mais quelles sont ces inepties ? Il n'a jamais été question d'une telle chose. En l'espace de quelques secondes, la relation de confiance et de respect qui s'était installée s'est transformée en une relation de défiance et de provocation. Comment en est-on arrivées là ? Mes yeux se froncent, prête à rétorquer une réplique acerbe. Je déplore le manque de foi que Lilienthal me prête, et je suis surtout blessée par son manque de confiance. Mais qu'il en soit ainsi. Je pensais avoir une alliée, mais visiblement mes espoirs étaient infondés.</text:p>
      <text:p text:style-name="Standard"/>
      <text:p text:style-name="Standard">Je m'apprête une nouvelle fois à la remettre à sa place, profanant de notre querelle un lieu où le recueillement serait de mise. Ce n'est pas de gaieté de cœur, j'aurais bien besoin d'un peu de soutien à cet instant précis.</text:p>
      <text:p text:style-name="Standard"/>
      <text:p text:style-name="Standard">Alors, elle fait un geste insensé.</text:p>
      <text:p text:style-name="Standard"/>
      <text:p text:style-name="Standard">Je l'observe, tétanisée, mon corps tout entier crispé devant la scène qui se déroule sous mes yeux. Ses bras viennent m'entourer, son visage posé contre mon cou. Mon cœur bat la chamade. Qu'est-ce que-. Ses explications éveillent en moi un sentiment nouveau. Je sens l'émotion me submerger, revivant la scène à laquelle elle fait mention, le drame de Selkryssingr. Moi, parmi l'équipe de secours, soulevant les cadavres de ses frères -mes compagnons d'armes- pour l'extirper de ce funeste piège. Mon corps se fige, incapable d'amorcer le moindre mouvement. Pour la première fois depuis des lustres, la perspective d'être autre chose que [i]l'élue de la Colère[/i] me frappe de plein fouet. Ce n'est pas le genre d'affection auquel j'ai l'habitude.</text:p>
      <text:p text:style-name="Standard"/>
      <text:p text:style-name="Standard">Bien en peine de réagir convenablement, je laisse le silence régner en maître pendant plusieurs secondes. Quelque part, au fond de moi, quelque chose s'est brisé. Des années de pression, de responsabilités, qui volent en éclats. Je suis bien incapable de savoir comment je suis censée réagir à cela. Le souvenir de l'événement tragique que nous avons partagé me dévore. Des années de politique, de stratégie, balayées d'un revers de la main. Mais je ne peux me laisser aller à mes émotions. Aussi fortes soient-elles.</text:p>
      <text:p text:style-name="Standard"/>
      <text:p text:style-name="Standard">&lt;d1&gt;-Reprenez-vous, Feliisythar. Vous pensez vraiment que je vais baisser aussi facilement les bras contre un adversaire ? Je ne compte pas mettre ma vie en danger. Du moins pas plus qu'elle ne l'est déjà. Et je ne souhaite pas que vous mettiez la vôtre en jeu non plus.&lt;/d1&gt;</text:p>
      <text:p text:style-name="Standard"/>
      <text:p text:style-name="Standard">Si mon corps aussi rigide et stoïque qu'à l'ordinaire et mes mots peu sensibles laissent à penser que je suis insensible au pas en avant de Lilienthal, le timbre tremblant de ma voix en témoigne différemment. Toujours immobile, je laisse une nouvelle seconde de silence s'écouler avant de reprendre.</text:p>
      <text:p text:style-name="Standard"/>
      <text:p text:style-name="Standard">&lt;d1&gt;-Je n'ai pas oublié, Lilienthal. Je n'oublierai jamais. L'horreur que nous avons partagée ce jour-là, le drame que vous avez vécu... Je n'oublie pas les liens forgés, aussi douloureux soient-ils.&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ubik" svg:font-family="rubik"/>
    <style:font-face style:name="var rubik" svg:font-family="'var rubik'"/>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0T14:42:23.64</meta:creation-date>
    <dc:date>2023-10-21T22:39:09.74</dc:date>
    <meta:editing-duration>PT5H43M31S</meta:editing-duration>
    <meta:editing-cycles>949</meta:editing-cycles>
    <meta:generator>OpenOffice/4.1.13$Win32 OpenOffice.org_project/4113m1$Build-9810</meta:generator>
    <meta:document-statistic meta:table-count="0" meta:image-count="0" meta:object-count="0" meta:page-count="6" meta:paragraph-count="45" meta:word-count="2781" meta:character-count="16676"/>
  </office:meta>
</office:document-meta>
</file>